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7317" officeooo:paragraph-rsid="00037317"/>
    </style:style>
    <style:style style:name="P2" style:family="paragraph" style:parent-style-name="Standard">
      <style:text-properties officeooo:rsid="0004d168" officeooo:paragraph-rsid="0004d168"/>
    </style:style>
    <style:style style:name="P3" style:family="paragraph" style:parent-style-name="Standard">
      <style:text-properties officeooo:rsid="0005d56e" officeooo:paragraph-rsid="0005d56e"/>
    </style:style>
    <style:style style:name="P4" style:family="paragraph" style:parent-style-name="Standard">
      <style:text-properties officeooo:rsid="0005d7a3" officeooo:paragraph-rsid="0005d7a3"/>
    </style:style>
    <style:style style:name="P5" style:family="paragraph" style:parent-style-name="Standard">
      <style:text-properties officeooo:rsid="0006dd86" officeooo:paragraph-rsid="0006dd86"/>
    </style:style>
    <style:style style:name="T1" style:family="text">
      <style:text-properties officeooo:rsid="0006d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ircase class</text:p>
      <text:p text:style-name="P1"/>
      <text:p text:style-name="P1">Constructor:</text:p>
      <text:p text:style-name="P1">Take capacity <text:span text:style-name="T1">(btw floors)</text:span> and number of floors</text:p>
      <text:p text:style-name="P1">Calculate wh<text:span text:style-name="T1">at the totalCapacity is</text:span></text:p>
      <text:p text:style-name="P2"/>
      <text:p text:style-name="P5">Entry points will be determined based on divisibility of given index by capacity. </text:p>
      <text:p text:style-name="P5">If the capacity btw floors is 2, then every even number will be an entry point, with 0 being the entry point for floor 1 (the door is there).</text:p>
      <text:p text:style-name="P5">If capacity is 15: entry points are: 0, 15, 30, 45, ...</text:p>
      <text:p text:style-name="P3"/>
      <text:p text:style-name="P4">Why is capacity different from time to travel between floors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5S</meta:editing-duration>
    <meta:editing-cycles>7</meta:editing-cycles>
    <meta:generator>LibreOffice/4.2.0.4$Windows_x86 LibreOffice_project/05dceb5d363845f2cf968344d7adab8dcfb2ba71</meta:generator>
    <dc:date>2014-03-01T19:48:47.676000000</dc:date>
    <meta:document-statistic meta:table-count="0" meta:image-count="0" meta:object-count="0" meta:page-count="1" meta:paragraph-count="8" meta:word-count="80" meta:character-count="448" meta:non-whitespace-character-count="375"/>
    <meta:user-defined meta:name="Info 1"/>
    <meta:user-defined meta:name="Info 2"/>
    <meta:user-defined meta:name="Info 3"/>
    <meta:user-defined meta:name="Info 4"/>
  </office:meta>
</office:document-meta>
</file>